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981cm"/>
    </style:style>
    <style:style style:name="Tableau1.B" style:family="table-column">
      <style:table-column-properties style:column-width="4.214cm"/>
    </style:style>
    <style:style style:name="Tableau1.C" style:family="table-column">
      <style:table-column-properties style:column-width="3.512cm"/>
    </style:style>
    <style:style style:name="Tableau1.D" style:family="table-column">
      <style:table-column-properties style:column-width="10.296cm"/>
    </style:style>
    <style:style style:name="Tableau1.E" style:family="table-column">
      <style:table-column-properties style:column-width="6.5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.025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1.986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17802b" officeooo:paragraph-rsid="0217802b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Arial1" fo:font-size="10.5pt" fo:language="fr" fo:country="FR" fo:font-style="normal" fo:font-weight="normal" officeooo:rsid="00654670" officeooo:paragraph-rsid="020dd2d0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e880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1030da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8d8272" officeooo:paragraph-rsid="014db189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7a4ea" officeooo:paragraph-rsid="01d7a4ea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8e437" officeooo:paragraph-rsid="01d8e437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99863" officeooo:paragraph-rsid="01d99863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a0344" officeooo:paragraph-rsid="01da0344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c85fd" officeooo:paragraph-rsid="01dc85f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text-properties fo:color="#000000" loext:opacity="100%" style:font-name="Arial1" fo:font-size="10.5pt" fo:language="fr" fo:country="FR" fo:font-style="normal" fo:font-weight="normal" officeooo:rsid="018f3174" officeooo:paragraph-rsid="018f3174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e360e" officeooo:paragraph-rsid="01de360e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fe8ce" officeooo:paragraph-rsid="01dfe8ce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1" fo:font-size="10.5pt" fo:language="fr" fo:country="FR" fo:font-style="normal" fo:font-weight="normal" officeooo:rsid="023740dd" officeooo:paragraph-rsid="023740dd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23740dd" officeooo:paragraph-rsid="023740dd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text-properties fo:color="#18a303" loext:opacity="100%" style:font-name="Arial1" fo:font-size="10.5pt" fo:language="fr" fo:country="FR" fo:font-style="normal" fo:font-weight="bold" officeooo:rsid="021f4c9c" officeooo:paragraph-rsid="021f4c9c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text-properties fo:color="#18a303" loext:opacity="100%" style:font-name="Arial1" fo:font-size="10.5pt" fo:language="fr" fo:country="FR" fo:font-style="normal" fo:font-weight="bold" officeooo:rsid="0220a934" officeooo:paragraph-rsid="0220a934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0a934" officeooo:paragraph-rsid="0231c311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d6ded" officeooo:paragraph-rsid="0231c311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c7c63" officeooo:paragraph-rsid="0223a01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6a95c" officeooo:paragraph-rsid="022c7a40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6a95c" officeooo:paragraph-rsid="022da907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0" style:family="paragraph" style:parent-style-name="Standard">
      <style:text-properties fo:color="#18a303" loext:opacity="100%" style:font-name="Arial1" fo:font-size="11pt" fo:language="fr" fo:country="FR" fo:font-style="normal" fo:font-weight="bold" officeooo:rsid="007909e8" officeooo:paragraph-rsid="021d4147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fo:color="#18a303" loext:opacity="100%" style:font-name="Arial1" fo:font-size="10.5pt" fo:language="fr" fo:country="FR" fo:font-style="normal" fo:font-weight="bold" officeooo:rsid="021d4147" officeooo:paragraph-rsid="02389ead" style:font-size-asian="10.5pt" style:font-style-asian="normal" style:font-weight-asian="bold" style:font-size-complex="10.5pt" style:font-style-complex="normal" style:font-weight-complex="bold"/>
    </style:style>
    <style:style style:name="P32" style:family="paragraph" style:parent-style-name="Standard">
      <style:text-properties fo:color="#18a303" loext:opacity="100%" style:font-name="Arial1" fo:font-size="10.5pt" fo:language="fr" fo:country="FR" fo:font-style="normal" fo:font-weight="bold" officeooo:rsid="0220a934" officeooo:paragraph-rsid="0220a934" style:font-size-asian="10.5pt" style:font-style-asian="normal" style:font-weight-asian="bold" style:font-size-complex="10.5pt" style:font-style-complex="normal" style:font-weight-complex="bold"/>
    </style:style>
    <style:style style:name="P33" style:family="paragraph" style:parent-style-name="Standard">
      <style:text-properties fo:color="#000000" loext:opacity="100%" style:font-name="Arial1" fo:font-size="10.5pt" fo:language="fr" fo:country="FR" fo:font-style="normal" fo:font-weight="normal" officeooo:rsid="023740dd" officeooo:paragraph-rsid="023740dd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1d4147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389ead" style:font-size-asian="10.5pt" style:font-style-asian="normal" style:font-weight-asian="bold" style:font-size-complex="10.5pt" style:font-style-complex="normal" style:font-weight-complex="bold"/>
    </style:style>
    <style:style style:name="P36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3e44a3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Standard">
      <style:text-properties fo:color="#000000" loext:opacity="100%" style:font-name="Arial1" fo:font-size="10.5pt" fo:language="fr" fo:country="FR" fo:font-style="normal" fo:font-weight="bold" officeooo:rsid="021d4147" officeooo:paragraph-rsid="02410b89" style:font-size-asian="10.5pt" style:font-style-asian="normal" style:font-weight-asian="bold" style:font-size-complex="10.5pt" style:font-style-complex="normal" style:font-weight-complex="bold"/>
    </style:style>
    <style:style style:name="P38" style:family="paragraph" style:parent-style-name="Standard">
      <style:text-properties fo:color="#000000" loext:opacity="100%" style:font-name="Arial1" fo:font-size="10.5pt" fo:language="fr" fo:country="FR" fo:font-style="normal" fo:font-weight="bold" officeooo:rsid="021f4c9c" officeooo:paragraph-rsid="021f4c9c" style:font-size-asian="10.5pt" style:font-style-asian="normal" style:font-weight-asian="bold" style:font-size-complex="10.5pt" style:font-style-complex="normal" style:font-weight-complex="bold"/>
    </style:style>
    <style:style style:name="P39" style:family="paragraph" style:parent-style-name="Standard">
      <style:text-properties fo:color="#000000" loext:opacity="100%" style:font-name="Arial1" fo:font-size="11pt" fo:language="fr" fo:country="FR" fo:font-style="normal" fo:font-weight="bold" officeooo:rsid="007909e8" officeooo:paragraph-rsid="02389ead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fo:color="#000000" loext:opacity="100%" style:font-name="Arial1" fo:font-size="11pt" fo:language="fr" fo:country="FR" fo:font-style="normal" fo:font-weight="bold" officeooo:rsid="007909e8" officeooo:paragraph-rsid="023e44a3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240347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31c31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3a6428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6a95c" officeooo:paragraph-rsid="021d6de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d6ded" officeooo:paragraph-rsid="0231c311" style:font-size-asian="10.5pt" style:font-style-asian="normal" style:font-weight-asian="bold" style:font-size-complex="10.5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23740dd" officeooo:paragraph-rsid="023740dd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8d8272" officeooo:paragraph-rsid="018d827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8d8272" officeooo:paragraph-rsid="014db189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text-properties fo:color="#000000" loext:opacity="100%" style:font-name="Arial1" fo:font-size="10.5pt" fo:language="fr" fo:country="FR" fo:font-style="normal" fo:font-weight="bold" officeooo:rsid="02187c83" officeooo:paragraph-rsid="02187c83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Table_20_Contents">
      <style:text-properties fo:color="#000000" loext:opacity="100%" style:font-name="Arial1" fo:font-size="10.5pt" fo:language="fr" fo:country="FR" fo:font-style="normal" fo:font-weight="bold" officeooo:rsid="02162ca2" officeooo:paragraph-rsid="02162ca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f89511" officeooo:paragraph-rsid="01f89511" style:font-size-asian="10.5pt" style:font-style-asian="normal" style:font-weight-asian="bold" style:font-size-complex="10.5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bold" officeooo:rsid="018d8272" officeooo:paragraph-rsid="014db189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officeooo:rsid="021a9d3b"/>
    </style:style>
    <style:style style:name="T2" style:family="text">
      <style:text-properties officeooo:rsid="021c7c63"/>
    </style:style>
    <style:style style:name="T3" style:family="text">
      <style:text-properties officeooo:rsid="021d6de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23a6428" style:font-size-asian="11pt" style:font-size-complex="11pt"/>
    </style:style>
    <style:style style:name="T6" style:family="text">
      <style:text-properties fo:font-size="11pt" officeooo:rsid="023a8abe" style:font-size-asian="11pt" style:font-size-complex="11pt"/>
    </style:style>
    <style:style style:name="T7" style:family="text">
      <style:text-properties fo:font-size="11pt" officeooo:rsid="023cdd5a" style:font-size-asian="11pt" style:font-size-complex="11pt"/>
    </style:style>
    <style:style style:name="T8" style:family="text">
      <style:text-properties fo:font-size="11pt" officeooo:rsid="023dff64" style:font-size-asian="11pt" style:font-size-complex="11pt"/>
    </style:style>
    <style:style style:name="T9" style:family="text">
      <style:text-properties fo:font-size="11pt" officeooo:rsid="023e44a3" style:font-size-asian="11pt" style:font-size-complex="11pt"/>
    </style:style>
    <style:style style:name="T10" style:family="text">
      <style:text-properties fo:font-size="11pt" officeooo:rsid="007909e8" style:font-size-asian="11pt" style:font-size-complex="11pt"/>
    </style:style>
    <style:style style:name="T11" style:family="text">
      <style:text-properties officeooo:rsid="02227a7e"/>
    </style:style>
    <style:style style:name="T12" style:family="text">
      <style:text-properties officeooo:rsid="02285c89"/>
    </style:style>
    <style:style style:name="T13" style:family="text">
      <style:text-properties officeooo:rsid="022af5fa"/>
    </style:style>
    <style:style style:name="T14" style:family="text">
      <style:text-properties officeooo:rsid="022cf7b5"/>
    </style:style>
    <style:style style:name="T15" style:family="text">
      <style:text-properties officeooo:rsid="0231c311"/>
    </style:style>
    <style:style style:name="T16" style:family="text">
      <style:text-properties officeooo:rsid="02327100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officeooo:rsid="0233a85d"/>
    </style:style>
    <style:style style:name="T19" style:family="text">
      <style:text-properties fo:color="#c9211e" loext:opacity="100%" officeooo:rsid="02347570"/>
    </style:style>
    <style:style style:name="T20" style:family="text">
      <style:text-properties fo:color="#c9211e" loext:opacity="100%" officeooo:rsid="02389ead"/>
    </style:style>
    <style:style style:name="T21" style:family="text">
      <style:text-properties fo:color="#c9211e" loext:opacity="100%" officeooo:rsid="023a6428"/>
    </style:style>
    <style:style style:name="T22" style:family="text">
      <style:text-properties fo:color="#c9211e" loext:opacity="100%" officeooo:rsid="023cdd5a"/>
    </style:style>
    <style:style style:name="T23" style:family="text">
      <style:text-properties officeooo:rsid="0233a85d"/>
    </style:style>
    <style:style style:name="T24" style:family="text">
      <style:text-properties officeooo:rsid="023767fd"/>
    </style:style>
    <style:style style:name="T25" style:family="text">
      <style:text-properties officeooo:rsid="0237c9ed"/>
    </style:style>
    <style:style style:name="T26" style:family="text">
      <style:text-properties officeooo:rsid="0237ed51"/>
    </style:style>
    <style:style style:name="T27" style:family="text">
      <style:text-properties officeooo:rsid="02389ead"/>
    </style:style>
    <style:style style:name="T28" style:family="text">
      <style:text-properties officeooo:rsid="023a6428"/>
    </style:style>
    <style:style style:name="T29" style:family="text">
      <style:text-properties officeooo:rsid="023a8abe"/>
    </style:style>
    <style:style style:name="T30" style:family="text">
      <style:text-properties officeooo:rsid="023af5d7"/>
    </style:style>
    <style:style style:name="T31" style:family="text">
      <style:text-properties officeooo:rsid="023cdd5a"/>
    </style:style>
    <style:style style:name="T32" style:family="text">
      <style:text-properties officeooo:rsid="023dff64"/>
    </style:style>
    <style:style style:name="T33" style:family="text">
      <style:text-properties officeooo:rsid="023e44a3"/>
    </style:style>
    <style:style style:name="T34" style:family="text">
      <style:text-properties officeooo:rsid="02410b8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0732387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8">Date &amp; heure début</text:p>
          </table:table-cell>
          <table:table-cell table:style-name="Tableau1.A1" office:value-type="string">
            <text:p text:style-name="P8">Date &amp; heure fin</text:p>
          </table:table-cell>
          <table:table-cell table:style-name="Tableau1.A1" office:value-type="string">
            <text:p text:style-name="P6">Désignations</text:p>
          </table:table-cell>
          <table:table-cell table:style-name="Tableau1.E1" office:value-type="string">
            <text:p text:style-name="P7">Remarques</text:p>
          </table:table-cell>
        </table:table-row>
        <table:table-row table:style-name="Tableau1.2">
          <table:table-cell table:style-name="Tableau1.A2" office:value-type="string">
            <text:p text:style-name="P47">1</text:p>
          </table:table-cell>
          <table:table-cell table:style-name="Tableau1.A2" office:value-type="string">
            <text:p text:style-name="P49">20220822 07:00</text:p>
          </table:table-cell>
          <table:table-cell table:style-name="Tableau1.A2" office:value-type="string">
            <text:p text:style-name="P49">2022082<text:span text:style-name="T26">8</text:span> <text:span text:style-name="T2">08</text:span>:<text:span text:style-name="T2">2</text:span>0</text:p>
          </table:table-cell>
          <table:table-cell table:style-name="Tableau1.A2" office:value-type="string">
            <text:p text:style-name="P50">Préparation <text:span text:style-name="T1">Fiche de renseignement</text:span></text:p>
            <text:p text:style-name="P50">→ <text:span text:style-name="T4">011-Fiche de renseignement</text:span></text:p>
          </table:table-cell>
          <table:table-cell table:style-name="Tableau1.E2" office:value-type="string">
            <text:p text:style-name="P27"><text:span text:style-name="T26">Déjà </text:span>imprim<text:span text:style-name="T26">é</text:span>: <text:span text:style-name="T16">( </text:span><text:span text:style-name="T27">80</text:span><text:span text:style-name="T16"> ex.)</text:span></text:p>
            <text:p text:style-name="P4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1">2</text:p>
          </table:table-cell>
          <table:table-cell table:style-name="Tableau1.B3" office:value-type="string">
            <text:p text:style-name="P34">20220822 07:00</text:p>
          </table:table-cell>
          <table:table-cell table:style-name="Tableau1.C3" office:value-type="string">
            <text:p text:style-name="P34">20220825 <text:span text:style-name="T3">08</text:span>:<text:span text:style-name="T3">3</text:span>0</text:p>
          </table:table-cell>
          <table:table-cell table:style-name="Tableau1.D3" office:value-type="string">
            <text:p text:style-name="P34">Préparation <text:span text:style-name="T27">Terminal M</text:span><text:span text:style-name="T30">ATHS</text:span><text:span text:style-name="T27"> </text:span>Spécialité <text:span text:style-name="T27">(SEQ01)</text:span></text:p>
            <text:p text:style-name="P39">→ 11011-SEQ-Fonctions polynôme du second degré</text:p>
            <text:p text:style-name="P35">→ <text:span text:style-name="T5">1</text:span><text:span text:style-name="T6">1</text:span><text:span text:style-name="T5">0</text:span><text:span text:style-name="T6">1</text:span><text:span text:style-name="T4">2-CRS-Fonctions polynôme du second degré</text:span></text:p>
            <text:p text:style-name="P39">→ 1<text:span text:style-name="T29">1</text:span><text:span text:style-name="T28">0</text:span><text:span text:style-name="T29">1</text:span><text:span text:style-name="T28">3</text:span>-EXE-Fonctions polynôme du second degré</text:p>
          </table:table-cell>
          <table:table-cell table:style-name="Tableau1.E3" office:value-type="string">
            <text:p text:style-name="P26">A imprimer au Lycée: </text:p>
            <text:p text:style-name="P42">→ <text:span text:style-name="T28">Professeur ( </text:span><text:span text:style-name="T21">1 ex. </text:span><text:span text:style-name="T28">)</text:span></text:p>
            <text:p text:style-name="P43">→ <text:span text:style-name="T28">A imprimer ( </text:span><text:span text:style-name="T21">26 ex.</text:span><text:span text:style-name="T28"> )</text:span></text:p>
            <text:p text:style-name="P43"><text:span text:style-name="T27">→ A imprimer ( 26 -7 = </text:span><text:span text:style-name="T20">19 ex.</text:span><text:span text:style-name="T27"> )</text:span></text:p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52">3</text:p>
          </table:table-cell>
          <table:table-cell table:style-name="Tableau1.B4" office:value-type="string">
            <text:p text:style-name="P38"/>
          </table:table-cell>
          <table:table-cell table:style-name="Tableau1.C4" office:value-type="string">
            <text:p text:style-name="P38"/>
          </table:table-cell>
          <table:table-cell table:style-name="Tableau1.D4" office:value-type="string">
            <text:p text:style-name="P34">Préparation <text:span text:style-name="T27">Terminal M</text:span><text:span text:style-name="T30">ATHS</text:span><text:span text:style-name="T27"> </text:span>Spécialité <text:span text:style-name="T27">(SEQ0</text:span><text:span text:style-name="T31">2</text:span><text:span text:style-name="T27">)</text:span></text:p>
            <text:p text:style-name="P39">→ 1<text:span text:style-name="T34">1</text:span>021-SEQ-Généralité sur les suites</text:p>
            <text:p text:style-name="P37">→ <text:span text:style-name="T5">1</text:span><text:span text:style-name="T6">1</text:span><text:span text:style-name="T5">0</text:span><text:span text:style-name="T7">2</text:span><text:span text:style-name="T4">2-CRS-</text:span><text:span text:style-name="T10">Généralité sur les suites</text:span></text:p>
            <text:p text:style-name="P39">→ 1<text:span text:style-name="T29">1</text:span><text:span text:style-name="T28">0</text:span><text:span text:style-name="T31">2</text:span><text:span text:style-name="T28">3</text:span>-EXE-</text:p>
          </table:table-cell>
          <table:table-cell table:style-name="Tableau1.E4" office:value-type="string">
            <text:p text:style-name="P26">A imprimer au Lycée: </text:p>
            <text:p text:style-name="P42">→ <text:span text:style-name="T28">Professeur ( </text:span><text:span text:style-name="T21">1 ex. </text:span><text:span text:style-name="T28">)</text:span></text:p>
            <text:p text:style-name="P43">→ <text:span text:style-name="T28">A imprimer ( </text:span><text:span text:style-name="T21">26 ex.</text:span><text:span text:style-name="T28"> )</text:span></text:p>
            <text:p text:style-name="P43"><text:span text:style-name="T27">→ A imprimer ( </text:span><text:span text:style-name="T22">26</text:span><text:span text:style-name="T20"> ex.</text:span><text:span text:style-name="T27"> )</text:span></text:p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8">4</text:p>
          </table:table-cell>
          <table:table-cell table:style-name="Tableau1.B5" office:value-type="string">
            <text:p text:style-name="P34"/>
          </table:table-cell>
          <table:table-cell table:style-name="Tableau1.C5" office:value-type="string">
            <text:p text:style-name="P34"/>
          </table:table-cell>
          <table:table-cell table:style-name="Tableau1.D5" office:value-type="string">
            <text:p text:style-name="P34">Préparation <text:span text:style-name="T27">Terminal M</text:span><text:span text:style-name="T30">ATHS</text:span><text:span text:style-name="T27"> </text:span>Spécialité <text:span text:style-name="T27">(SEQ0</text:span><text:span text:style-name="T32">3</text:span><text:span text:style-name="T27">)</text:span></text:p>
            <text:p text:style-name="P39">→ 110<text:span text:style-name="T32">3</text:span>1-SEQ-</text:p>
            <text:p text:style-name="P35">→ <text:span text:style-name="T5">1</text:span><text:span text:style-name="T6">1</text:span><text:span text:style-name="T5">0</text:span><text:span text:style-name="T8">3</text:span><text:span text:style-name="T4">2-CRS-</text:span></text:p>
            <text:p text:style-name="P39">→ 1<text:span text:style-name="T29">1</text:span><text:span text:style-name="T28">0</text:span><text:span text:style-name="T32">3</text:span><text:span text:style-name="T28">3</text:span>-EXE-</text:p>
          </table:table-cell>
          <table:table-cell table:style-name="Tableau1.E5" office:value-type="string">
            <text:p text:style-name="P26">A imprimer au Lycée: </text:p>
            <text:p text:style-name="P42">→ <text:span text:style-name="T28">Professeur ( </text:span><text:span text:style-name="T21">1 ex. </text:span><text:span text:style-name="T28">)</text:span></text:p>
            <text:p text:style-name="P43">→ <text:span text:style-name="T28">A imprimer ( </text:span><text:span text:style-name="T21">26 ex.</text:span><text:span text:style-name="T28"> )</text:span></text:p>
            <text:p text:style-name="P43"><text:span text:style-name="T27">→ A imprimer ( </text:span><text:span text:style-name="T22">26</text:span><text:span text:style-name="T20"> ex.</text:span><text:span text:style-name="T27"> )</text:span></text:p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2">5</text:p>
          </table:table-cell>
          <table:table-cell table:style-name="Tableau1.B6" office:value-type="string">
            <text:p text:style-name="P34"/>
          </table:table-cell>
          <table:table-cell table:style-name="Tableau1.C6" office:value-type="string">
            <text:p text:style-name="P34"/>
          </table:table-cell>
          <table:table-cell table:style-name="Tableau1.D6" office:value-type="string">
            <text:p text:style-name="P34">Préparation <text:span text:style-name="T33">Première</text:span><text:span text:style-name="T27"> M</text:span><text:span text:style-name="T30">ATHS</text:span><text:span text:style-name="T27"> </text:span>Spécialité <text:span text:style-name="T27">(SEQ0</text:span><text:span text:style-name="T33">2</text:span><text:span text:style-name="T27">)</text:span></text:p>
            <text:p text:style-name="P39">→ 1<text:span text:style-name="T33">2</text:span>0<text:span text:style-name="T33">2</text:span>1-SEQ-</text:p>
            <text:p text:style-name="P35">→ <text:span text:style-name="T5">1</text:span><text:span text:style-name="T9">2</text:span><text:span text:style-name="T5">0</text:span><text:span text:style-name="T9">2</text:span><text:span text:style-name="T4">2-CRS-</text:span></text:p>
            <text:p text:style-name="P39">→ 1<text:span text:style-name="T33">2</text:span><text:span text:style-name="T28">0</text:span><text:span text:style-name="T33">2</text:span><text:span text:style-name="T28">3</text:span>-EXE-</text:p>
          </table:table-cell>
          <table:table-cell table:style-name="Tableau1.E6" office:value-type="string">
            <text:p text:style-name="P26">A imprimer au Lycée: </text:p>
            <text:p text:style-name="P42">→ <text:span text:style-name="T28">Professeur ( </text:span><text:span text:style-name="T21">1 ex. </text:span><text:span text:style-name="T28">)</text:span></text:p>
            <text:p text:style-name="P43">→ <text:span text:style-name="T28">A imprimer ( </text:span><text:span text:style-name="T21">26 ex.</text:span><text:span text:style-name="T28"> )</text:span></text:p>
            <text:p text:style-name="P43"><text:span text:style-name="T27">→ A imprimer ( 26 -7 = </text:span><text:span text:style-name="T20">19 ex.</text:span><text:span text:style-name="T27"> )</text:span></text:p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2">6</text:p>
          </table:table-cell>
          <table:table-cell table:style-name="Tableau1.B7" office:value-type="string">
            <text:p text:style-name="P38"/>
          </table:table-cell>
          <table:table-cell table:style-name="Tableau1.C7" office:value-type="string">
            <text:p text:style-name="P38"/>
          </table:table-cell>
          <table:table-cell table:style-name="Tableau1.D7" office:value-type="string">
            <text:p text:style-name="P36">Préparation <text:span text:style-name="T33">Première</text:span><text:span text:style-name="T27"> <text:s/>M</text:span><text:span text:style-name="T30">ATHS</text:span><text:span text:style-name="T27"> </text:span>Spécialité <text:span text:style-name="T27">(SEQ0</text:span><text:span text:style-name="T33">3</text:span><text:span text:style-name="T27">)</text:span></text:p>
            <text:p text:style-name="P40">→ 1<text:span text:style-name="T33">2</text:span>0<text:span text:style-name="T33">3</text:span>1-SEQ-</text:p>
            <text:p text:style-name="P36">→ <text:span text:style-name="T5">1</text:span><text:span text:style-name="T9">2</text:span><text:span text:style-name="T5">0</text:span><text:span text:style-name="T9">3</text:span><text:span text:style-name="T4">2-CRS-</text:span></text:p>
            <text:p text:style-name="P40">→ 1<text:span text:style-name="T33">2</text:span><text:span text:style-name="T28">0</text:span><text:span text:style-name="T33">3</text:span><text:span text:style-name="T28">3</text:span>-EXE-</text:p>
          </table:table-cell>
          <table:table-cell table:style-name="Tableau1.E7" office:value-type="string">
            <text:p text:style-name="P26">A imprimer au Lycée: </text:p>
            <text:p text:style-name="P42">→ <text:span text:style-name="T28">Professeur ( </text:span><text:span text:style-name="T21">1 ex. </text:span><text:span text:style-name="T28">)</text:span></text:p>
            <text:p text:style-name="P43">→ <text:span text:style-name="T28">A imprimer ( </text:span><text:span text:style-name="T21">26 ex.</text:span><text:span text:style-name="T28"> )</text:span></text:p>
            <text:p text:style-name="P43"><text:span text:style-name="T27">→ A imprimer ( </text:span><text:span text:style-name="T22">26</text:span><text:span text:style-name="T20"> ex.</text:span><text:span text:style-name="T27"> )</text:span></text:p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2">7</text:p>
          </table:table-cell>
          <table:table-cell table:style-name="Tableau1.B8" office:value-type="string">
            <text:p text:style-name="P34"/>
          </table:table-cell>
          <table:table-cell table:style-name="Tableau1.C8" office:value-type="string">
            <text:p text:style-name="P34"/>
          </table:table-cell>
          <table:table-cell table:style-name="Tableau1.D8" office:value-type="string">
            <text:p text:style-name="P34">Préparation <text:span text:style-name="T33">Première</text:span><text:span text:style-name="T27"> M</text:span><text:span text:style-name="T30">ATHS</text:span><text:span text:style-name="T27"> </text:span>Spécialité <text:span text:style-name="T27">(SEQ0</text:span><text:span text:style-name="T33">4</text:span><text:span text:style-name="T27">)</text:span></text:p>
            <text:p text:style-name="P40">→ 1<text:span text:style-name="T33">2</text:span>0<text:span text:style-name="T33">4</text:span>1-SEQ-</text:p>
            <text:p text:style-name="P36">→ <text:span text:style-name="T5">1</text:span><text:span text:style-name="T9">2</text:span><text:span text:style-name="T5">0</text:span><text:span text:style-name="T9">4</text:span><text:span text:style-name="T4">2-CRS-</text:span></text:p>
            <text:p text:style-name="P40">→ 1<text:span text:style-name="T33">2</text:span><text:span text:style-name="T28">0</text:span><text:span text:style-name="T33">4</text:span><text:span text:style-name="T28">3</text:span>-EXE-</text:p>
          </table:table-cell>
          <table:table-cell table:style-name="Tableau1.E8" office:value-type="string">
            <text:p text:style-name="P26">A imprimer au Lycée: </text:p>
            <text:p text:style-name="P42">→ <text:span text:style-name="T28">Professeur ( </text:span><text:span text:style-name="T21">1 ex. </text:span><text:span text:style-name="T28">)</text:span></text:p>
            <text:p text:style-name="P43">→ <text:span text:style-name="T28">A imprimer ( </text:span><text:span text:style-name="T21">26 ex.</text:span><text:span text:style-name="T28"> )</text:span></text:p>
            <text:p text:style-name="P43"><text:span text:style-name="T27">→ A imprimer ( </text:span><text:span text:style-name="T22">26</text:span><text:span text:style-name="T20"> ex.</text:span><text:span text:style-name="T27"> )</text:span></text:p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2">8</text:p>
          </table:table-cell>
          <table:table-cell table:style-name="Tableau1.B9" office:value-type="string">
            <text:p text:style-name="P9"/>
          </table:table-cell>
          <table:table-cell table:style-name="Tableau1.C9" office:value-type="string">
            <text:p text:style-name="P9"/>
          </table:table-cell>
          <table:table-cell table:style-name="Tableau1.D9" office:value-type="string">
            <text:p text:style-name="P9"/>
          </table:table-cell>
          <table:table-cell table:style-name="Tableau1.E9" office:value-type="string">
            <text:p text:style-name="P13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2">9</text:p>
          </table:table-cell>
          <table:table-cell table:style-name="Tableau1.B10" office:value-type="string">
            <text:p text:style-name="P9"/>
          </table:table-cell>
          <table:table-cell table:style-name="Tableau1.C10" office:value-type="string">
            <text:p text:style-name="P9"/>
          </table:table-cell>
          <table:table-cell table:style-name="Tableau1.D10" office:value-type="string">
            <text:p text:style-name="P9"/>
          </table:table-cell>
          <table:table-cell table:style-name="Tableau1.E10" office:value-type="string">
            <text:p text:style-name="P14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12">10</text:p>
          </table:table-cell>
          <table:table-cell table:style-name="Tableau1.B11" office:value-type="string">
            <text:p text:style-name="P9"/>
          </table:table-cell>
          <table:table-cell table:style-name="Tableau1.C11" office:value-type="string">
            <text:p text:style-name="P9"/>
          </table:table-cell>
          <table:table-cell table:style-name="Tableau1.D11" office:value-type="string">
            <text:p text:style-name="P9"/>
          </table:table-cell>
          <table:table-cell table:style-name="Tableau1.E11" office:value-type="string">
            <text:p text:style-name="P15"/>
          </table:table-cell>
        </table:table-row>
        <text:soft-page-break/>
        <table:table-row table:style-name="Tableau1.12">
          <table:table-cell table:style-name="Tableau1.A12" table:formula="ooow:&lt;A11&gt;+1" office:value-type="float" office:value="11">
            <text:p text:style-name="P12">11</text:p>
          </table:table-cell>
          <table:table-cell table:style-name="Tableau1.B12" office:value-type="string">
            <text:p text:style-name="P10"/>
          </table:table-cell>
          <table:table-cell table:style-name="Tableau1.C12" office:value-type="string">
            <text:p text:style-name="P10"/>
          </table:table-cell>
          <table:table-cell table:style-name="Tableau1.D12" office:value-type="string">
            <text:p text:style-name="P10"/>
          </table:table-cell>
          <table:table-cell table:style-name="Tableau1.E12" office:value-type="string">
            <text:p text:style-name="P16"/>
          </table:table-cell>
        </table:table-row>
        <table:table-row table:style-name="Tableau1.13">
          <table:table-cell table:style-name="Tableau1.A13" table:formula="ooow:&lt;A12&gt;+1" office:value-type="float" office:value="12">
            <text:p text:style-name="P12">12</text:p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11"/>
          </table:table-cell>
          <table:table-cell table:style-name="Tableau1.D13" office:value-type="string">
            <text:p text:style-name="P11"/>
          </table:table-cell>
          <table:table-cell table:style-name="Tableau1.E13" office:value-type="string">
            <text:p text:style-name="P17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2">13</text:p>
          </table:table-cell>
          <table:table-cell table:style-name="Tableau1.B14" office:value-type="string">
            <text:p text:style-name="P18"/>
          </table:table-cell>
          <table:table-cell table:style-name="Tableau1.C14" office:value-type="string">
            <text:p text:style-name="P18"/>
          </table:table-cell>
          <table:table-cell table:style-name="Tableau1.D14" office:value-type="string">
            <text:p text:style-name="P18"/>
          </table:table-cell>
          <table:table-cell table:style-name="Tableau1.E14" office:value-type="string">
            <text:p text:style-name="P19"/>
          </table:table-cell>
        </table:table-row>
        <table:table-row table:style-name="Tableau1.15">
          <table:table-cell table:style-name="Tableau1.A15" table:formula="ooow:&lt;A14&gt;+1" office:value-type="float" office:value="14">
            <text:p text:style-name="P12">14</text:p>
          </table:table-cell>
          <table:table-cell table:style-name="Tableau1.B15" office:value-type="string">
            <text:p text:style-name="P18"/>
          </table:table-cell>
          <table:table-cell table:style-name="Tableau1.C15" office:value-type="string">
            <text:p text:style-name="P18"/>
          </table:table-cell>
          <table:table-cell table:style-name="Tableau1.D15" office:value-type="string">
            <text:p text:style-name="P18"/>
          </table:table-cell>
          <table:table-cell table:style-name="Tableau1.E15" office:value-type="string">
            <text:p text:style-name="P20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89ea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ÉPARATIONS-<text:span text:style-name="MT1">20220829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5:39:13.087649416</dc:date>
    <meta:editing-duration>P3DT23H35M55S</meta:editing-duration>
    <meta:editing-cycles>822</meta:editing-cycles>
    <meta:generator>LibreOffice/7.3.5.2$Linux_X86_64 LibreOffice_project/184fe81b8c8c30d8b5082578aee2fed2ea847c01</meta:generator>
    <meta:document-statistic meta:table-count="1" meta:image-count="0" meta:object-count="0" meta:page-count="2" meta:paragraph-count="75" meta:word-count="281" meta:character-count="1427" meta:non-whitespace-character-count="1214"/>
  </office:meta>
</office:document-meta>
</file>